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3.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18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2.45cm" fo:min-width="10.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0.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10.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6.05cm" fo:min-width="23.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5.52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10.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10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2.6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0.8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67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5.95cm" fo:min-width="29.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2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.2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76cm" fo:min-width="11.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29.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5.7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29.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124cm" fo:min-width="18.2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8.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8cm" svg:height="1.7cm" svg:x="16.1cm" svg:y="1.6cm">
          <text:p text:style-name="P1">Icone</text:p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4cm" svg:height="2.5cm" svg:x="2.6cm" svg:y="16cm">
          <text:p text:style-name="P1">Text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cm" svg:height="4.5cm" svg:x="7cm" svg:y="19.1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7cm" svg:height="12.7cm" svg:x="2.6cm" svg:y="2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0.7cm" svg:height="1.2cm" svg:x="2.6cm" svg:y="27.7cm">
          <text:p text:style-name="P1">Sous-titr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7cm" svg:height="6.5cm" svg:x="2.6cm" svg:y="31.4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4.4cm" svg:height="6.3cm" svg:x="2.6cm" svg:y="19.1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026cm" svg:height="1.5cm" svg:x="4.853cm" svg:y="29.9cm">
          <text:p text:style-name="P1">Titre artic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0.7cm" svg:height="2.5cm" svg:x="2.6cm" svg:y="37.9cm">
          <text:p text:style-name="P1">Tex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609cm" svg:height="1.6cm" svg:x="7.1cm" svg:y="40.7cm">
          <text:p text:style-name="P1">Face</text:p>
          <text:p text:style-name="P1">bo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3.1cm" svg:height="2.9cm" svg:x="2.6cm" svg:y="1cm">
          <text:p text:style-name="P1">Log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36cm" svg:height="1.6cm" svg:x="9.1cm" svg:y="40.7cm">
          <text:p text:style-name="P1">Twit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175cm" svg:height="1.6cm" svg:x="10.9cm" svg:y="40.7cm">
          <text:p text:style-name="P1">Vo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29.7cm" svg:height="6.2cm" svg:x="0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7cm" svg:height="1.6cm" svg:x="10.2cm" svg:y="62.8cm">
          <text:p text:style-name="P1">LinkD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7cm" svg:height="1.5cm" svg:x="2.6cm" svg:y="62.8cm">
          <text:p text:style-name="P1">Twitt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7cm" svg:height="1.6cm" svg:x="17.5cm" svg:y="62.8cm">
          <text:p text:style-name="P1">GitH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7cm" svg:height="1.6cm" svg:x="25.3cm" svg:y="62.8cm">
          <text:p text:style-name="P1">Stack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2cm" svg:height="0.926cm" svg:x="8.7cm" svg:y="60.5cm">
          <text:p text:style-name="P1">Crédits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9.7cm" svg:height="2.3cm" svg:x="0cm" svg:y="4.8cm"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2cm" svg:height="1.6cm" svg:x="18.5cm" svg:y="1.6cm">
          <text:p text:style-name="P1">Recherch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1.7cm" svg:x="25.2cm" svg:y="1.6cm">
          <text:p text:style-name="P1">Icone</text:p>
          <text:p text:style-name="P1">Rchr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cm" svg:height="1.2cm" svg:x="2.6cm" svg:y="5.3cm">
          <text:p text:style-name="P1">Lien 1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cm" svg:height="1.2cm" svg:x="6.5cm" svg:y="5.3cm">
          <text:p text:style-name="P1">Lien 2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cm" svg:height="1.2cm" svg:x="10.3cm" svg:y="5.3cm">
          <text:p text:style-name="P1">Lien 3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cm" svg:height="1.2cm" svg:x="14.1cm" svg:y="5.3cm">
          <text:p text:style-name="P1">Lien 4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9.7cm" svg:height="6.5cm" svg:x="0cm" svg:y="7.1cm">
          <text:p text:style-name="P1"/>
          <text:p text:style-name="P1"/>
          <text:p text:style-name="P1"/>
          <text:p text:style-name="P1"/>
          <text:p text:style-name="P1"/>
          <text:p text:style-name="P1">Image de fon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7cm" svg:height="1.2cm" svg:x="9.6cm" svg:y="8.326cm">
          <text:p text:style-name="P1">Titre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8.7cm" svg:height="1.374cm" svg:x="5.8cm" svg:y="9.826cm">
          <text:p text:style-name="P1">Slogan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8.7cm" svg:height="1.2cm" svg:x="5.8cm" svg:y="8.326cm">
          <text:p text:style-name="P1">Titr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7cm" svg:height="12.7cm" svg:x="16.2cm" svg:y="2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0.7cm" svg:height="6.5cm" svg:x="16.2cm" svg:y="31.4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6.026cm" svg:height="1.5cm" svg:x="18.453cm" svg:y="29.9cm">
          <text:p text:style-name="P1">Titre artic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0.7cm" svg:height="2.5cm" svg:x="16.2cm" svg:y="37.9cm">
          <text:p text:style-name="P1">Tex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609cm" svg:height="1.6cm" svg:x="20.7cm" svg:y="40.7cm">
          <text:p text:style-name="P1">Face</text:p>
          <text:p text:style-name="P1">bo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36cm" svg:height="1.6cm" svg:x="22.7cm" svg:y="40.7cm">
          <text:p text:style-name="P1">Twit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175cm" svg:height="1.6cm" svg:x="24.5cm" svg:y="40.7cm">
          <text:p text:style-name="P1">Vo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0.7cm" svg:height="12.7cm" svg:x="9.3cm" svg:y="4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0.7cm" svg:height="6.5cm" svg:x="9.3cm" svg:y="45.4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6.026cm" svg:height="1.5cm" svg:x="11.553cm" svg:y="43.9cm">
          <text:p text:style-name="P1">Titre artic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0.7cm" svg:height="2.5cm" svg:x="9.3cm" svg:y="51.9cm">
          <text:p text:style-name="P1">Tex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609cm" svg:height="1.6cm" svg:x="13.8cm" svg:y="54.7cm">
          <text:p text:style-name="P1">Face</text:p>
          <text:p text:style-name="P1">bo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36cm" svg:height="1.6cm" svg:x="15.8cm" svg:y="54.7cm">
          <text:p text:style-name="P1">Twit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175cm" svg:height="1.6cm" svg:x="17.6cm" svg:y="54.7cm">
          <text:p text:style-name="P1">Voir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1:32:17.046112428</meta:creation-date>
    <dc:date>2018-10-02T14:13:22.909177865</dc:date>
    <meta:editing-duration>PT2H30M43S</meta:editing-duration>
    <meta:editing-cycles>7</meta:editing-cycles>
    <meta:generator>LibreOffice/5.1.6.2$Linux_X86_64 LibreOffice_project/10m0$Build-2</meta:generator>
    <meta:document-statistic meta:object-count="44"/>
  </office:meta>
</office:document-meta>
</file>